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74.32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171.9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73.34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ill Of Materials Bomb Jack - Video - Rou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References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Stock Code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roup Layer</text:p>
          </table:table-cell>
          <table:table-cell office:value-type="string" calcext:value-type="string">
            <text:p>PCB 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1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2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3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4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5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6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1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2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3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4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5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6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igikey 3005P-101-ND</text:p>
          </table:table-cell>
          <table:table-cell/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RE-MT0.75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igikey 3005P-101-ND</text:p>
          </table:table-cell>
          <table:table-cell/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RE-MT0.75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igikey 3005P-101-ND</text:p>
          </table:table-cell>
          <table:table-cell/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RE-MT0.75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CSYNC1</text:p>
          </table:table-cell>
          <table:table-cell table:style-name="Default" office:value-type="string" calcext:value-type="string">
            <text:p>161-0098-E</text:p>
          </table:table-cell>
          <table:table-cell table:number-columns-repeated="2"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HSYNC1</text:p>
          </table:table-cell>
          <table:table-cell table:style-name="Default" office:value-type="string" calcext:value-type="string">
            <text:p>161-0098-E</text:p>
          </table:table-cell>
          <table:table-cell table:number-columns-repeated="2"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JB1</text:p>
          </table:table-cell>
          <table:table-cell table:style-name="Default"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JG1</text:p>
          </table:table-cell>
          <table:table-cell table:style-name="Default"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JR1</text:p>
          </table:table-cell>
          <table:table-cell table:style-name="Default"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TVSYNC1</text:p>
          </table:table-cell>
          <table:table-cell table:style-name="Default" office:value-type="string" calcext:value-type="string">
            <text:p>161-0098-E</text:p>
          </table:table-cell>
          <table:table-cell table:number-columns-repeated="2"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VSYNC1</text:p>
          </table:table-cell>
          <table:table-cell table:style-name="Default" office:value-type="string" calcext:value-type="string">
            <text:p>161-0098-E</text:p>
          </table:table-cell>
          <table:table-cell table:number-columns-repeated="2"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5</text:p>
          </table:table-cell>
          <table:table-cell table:style-name="Default" office:value-type="string" calcext:value-type="string">
            <text:p>200p</text:p>
          </table:table-cell>
          <table:table-cell office:value-type="string" calcext:value-type="string">
            <text:p>Maplin WX60Q</text:p>
          </table:table-cell>
          <table:table-cell/>
          <table:table-cell office:value-type="string" calcext:value-type="string">
            <text:p>220p Ceramic Capaci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AP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A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B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C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D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A2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8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B2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8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C2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8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221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54</text:p>
          </table:table-cell>
          <table:table-cell office:value-type="string" calcext:value-type="string">
            <text:p>221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221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221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221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221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72</text:p>
          </table:table-cell>
          <table:table-cell office:value-type="string" calcext:value-type="string">
            <text:p>221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74</text:p>
          </table:table-cell>
          <table:table-cell office:value-type="string" calcext:value-type="string">
            <text:p>221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76</text:p>
          </table:table-cell>
          <table:table-cell office:value-type="string" calcext:value-type="string">
            <text:p>221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VID2</text:p>
          </table:table-cell>
          <table:table-cell table:style-name="Default" office:value-type="string" calcext:value-type="string">
            <text:p>2311586-4</text:p>
          </table:table-cell>
          <table:table-cell table:number-columns-repeated="2"/>
          <table:table-cell office:value-type="string" calcext:value-type="string">
            <text:p>D-Sub High Density Connectors AMPL REC, HD22 R/A 15P THREADED BLU</text:p>
          </table:table-cell>
          <table:table-cell office:value-type="string" calcext:value-type="string">
            <text:p>Video</text:p>
          </table:table-cell>
          <table:table-cell table:style-name="ce1" office:value-type="string" calcext:value-type="string">
            <text:p>2311586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63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71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73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77</text:p>
          </table:table-cell>
          <table:table-cell office:value-type="string" calcext:value-type="string">
            <text:p>442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470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VIDCLK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https://www.mouser.sg/ProductDetail/CTS-Electronic-Components/MXO45HS-2C-12M0000?qs=sGAEpiMZZMt8zWNA7msRCvpTgpVI8f3UwUWPm0GFK9s%3D</text:p>
          </table:table-cell>
          <table:table-cell/>
          <table:table-cell office:value-type="string" calcext:value-type="string">
            <text:p>Timer/Oscill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08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7</text:p>
          </table:table-cell>
          <table:table-cell table:style-name="Default"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S$7.08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4NAR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8</text:p>
          </table:table-cell>
          <table:table-cell table:style-name="Default"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S$7.08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4NAR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9</text:p>
          </table:table-cell>
          <table:table-cell table:style-name="Default"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S$7.08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4NAR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1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/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6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7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5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4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9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/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8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P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J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L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M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MR2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E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H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K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L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N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N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R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S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7402</text:p>
          </table:table-cell>
          <table:table-cell table:number-columns-repeated="2"/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7402</text:p>
          </table:table-cell>
          <table:table-cell table:number-columns-repeated="2"/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73</text:p>
          </table:table-cell>
          <table:table-cell office:value-type="string" calcext:value-type="string">
            <text:p>7402</text:p>
          </table:table-cell>
          <table:table-cell office:value-type="string" calcext:value-type="string">
            <text:p>https://www.mouser.sg/ProductDetail/Texas-Instruments/SN74LS02NE4?qs=sGAEpiMZZMtMa9lbYwD6ZGuuqVaqkGmOw9uqInhsB60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7404</text:p>
          </table:table-cell>
          <table:table-cell table:number-columns-repeated="2"/>
          <table:table-cell office:value-type="string" calcext:value-type="string">
            <text:p>Hex Inver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</text:p>
          </table:table-cell>
          <table:table-cell office:value-type="string" calcext:value-type="string">
            <text:p>7404</text:p>
          </table:table-cell>
          <table:table-cell table:number-columns-repeated="2"/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3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9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4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0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/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7</text:p>
          </table:table-cell>
          <table:table-cell office:value-type="string" calcext:value-type="string">
            <text:p>7408</text:p>
          </table:table-cell>
          <table:table-cell table:number-columns-repeated="2"/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2</text:p>
          </table:table-cell>
          <table:table-cell office:value-type="string" calcext:value-type="string">
            <text:p>7408</text:p>
          </table:table-cell>
          <table:table-cell table:number-columns-repeated="2"/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6</text:p>
          </table:table-cell>
          <table:table-cell office:value-type="string" calcext:value-type="string">
            <text:p>7408</text:p>
          </table:table-cell>
          <table:table-cell table:number-columns-repeated="2"/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47</text:p>
          </table:table-cell>
          <table:table-cell office:value-type="string" calcext:value-type="string">
            <text:p>7408</text:p>
          </table:table-cell>
          <table:table-cell table:number-columns-repeated="2"/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C6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5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0</text:p>
          </table:table-cell>
          <table:table-cell office:value-type="string" calcext:value-type="string">
            <text:p>74126</text:p>
          </table:table-cell>
          <table:table-cell office:value-type="string" calcext:value-type="string">
            <text:p>https://www.mouser.sg/ProductDetail/Texas-Instruments/SN74LS126AN?qs=%2Fha2pyFadugdvCHOFYeUo9JntWnIZ2YoHaFSsm4H%2FR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Bus Buffer Gate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74126</text:p>
          </table:table-cell>
          <table:table-cell office:value-type="string" calcext:value-type="string">
            <text:p>https://www.mouser.sg/ProductDetail/Texas-Instruments/SN74LS126AN?qs=%2Fha2pyFadugdvCHOFYeUo9JntWnIZ2YoHaFSsm4H%2FR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Bus Buffer Gate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74126</text:p>
          </table:table-cell>
          <table:table-cell office:value-type="string" calcext:value-type="string">
            <text:p>https://www.mouser.sg/ProductDetail/Texas-Instruments/SN74LS126AN?qs=%2Fha2pyFadugdvCHOFYeUo9JntWnIZ2YoHaFSsm4H%2FR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Bus Buffer Gate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M8</text:p>
          </table:table-cell>
          <table:table-cell office:value-type="string" calcext:value-type="string">
            <text:p>74148</text:p>
          </table:table-cell>
          <table:table-cell office:value-type="string" calcext:value-type="string">
            <text:p>https://www.mouser.sg/ProductDetail/Texas-Instruments/SN74LS148N?qs=%2Fha2pyFaduh2M99jnePeauqUp%2FrIBfH7vdDEJ7aGS4Q%3D</text:p>
          </table:table-cell>
          <table:table-cell office:value-type="string" calcext:value-type="string">
            <text:p>S$2.46</text:p>
          </table:table-cell>
          <table:table-cell office:value-type="string" calcext:value-type="string">
            <text:p>8-Line To 3-Line Priority Encod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65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66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67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6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69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0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1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2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3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4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5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6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7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79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0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F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H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J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K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5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8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4</text:p>
          </table:table-cell>
          <table:table-cell office:value-type="string" calcext:value-type="string">
            <text:p>74157</text:p>
          </table:table-cell>
          <table:table-cell table:number-columns-repeated="2"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5</text:p>
          </table:table-cell>
          <table:table-cell office:value-type="string" calcext:value-type="string">
            <text:p>74157</text:p>
          </table:table-cell>
          <table:table-cell table:number-columns-repeated="2"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9</text:p>
          </table:table-cell>
          <table:table-cell office:value-type="string" calcext:value-type="string">
            <text:p>74157</text:p>
          </table:table-cell>
          <table:table-cell table:number-columns-repeated="2"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0</text:p>
          </table:table-cell>
          <table:table-cell office:value-type="string" calcext:value-type="string">
            <text:p>74157</text:p>
          </table:table-cell>
          <table:table-cell table:number-columns-repeated="2"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1</text:p>
          </table:table-cell>
          <table:table-cell office:value-type="string" calcext:value-type="string">
            <text:p>74157</text:p>
          </table:table-cell>
          <table:table-cell table:number-columns-repeated="2"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2</text:p>
          </table:table-cell>
          <table:table-cell office:value-type="string" calcext:value-type="string">
            <text:p>74157</text:p>
          </table:table-cell>
          <table:table-cell table:number-columns-repeated="2"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N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D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6F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F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3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N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N?qs=sGAEpiMZZMtdY2G%252BSI3N4aQvQNXOTGN6zp2qU1pEmt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N?qs=sGAEpiMZZMtdY2G%252BSI3N4aQvQNXOTGN6zp2qU1pEmt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N?qs=sGAEpiMZZMtdY2G%252BSI3N4aQvQNXOTGN6zp2qU1pEmt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N?qs=sGAEpiMZZMtdY2G%252BSI3N4aQvQNXOTGN6zp2qU1pEmt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N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0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J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L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D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table:style-name="ce1" office:value-type="string" calcext:value-type="string">
            <text:p>7E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F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H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J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K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L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L72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M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M72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N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R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S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7427</text:p>
          </table:table-cell>
          <table:table-cell table:number-columns-repeated="2"/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7427</text:p>
          </table:table-cell>
          <table:table-cell table:number-columns-repeated="2"/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7427</text:p>
          </table:table-cell>
          <table:table-cell table:number-columns-repeated="2"/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5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2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0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8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9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0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1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8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1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4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7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0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2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3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5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6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59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63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64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1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2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3</text:p>
          </table:table-cell>
          <table:table-cell office:value-type="string" calcext:value-type="string">
            <text:p>74273</text:p>
          </table:table-cell>
          <table:table-cell table:number-columns-repeated="2"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84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L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table:style-name="ce1" office:value-type="string" calcext:value-type="string">
            <text:p>5E2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L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S7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1.30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1.30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7432</text:p>
          </table:table-cell>
          <table:table-cell table:number-columns-repeated="2"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5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1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2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9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7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5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3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7</text:p>
          </table:table-cell>
          <table:table-cell office:value-type="string" calcext:value-type="string">
            <text:p>7432</text:p>
          </table:table-cell>
          <table:table-cell table:number-columns-repeated="2"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14</text:p>
          </table:table-cell>
          <table:table-cell office:value-type="string" calcext:value-type="string">
            <text:p>7432</text:p>
          </table:table-cell>
          <table:table-cell table:number-columns-repeated="2"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P7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N2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N6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T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74368</text:p>
          </table:table-cell>
          <table:table-cell office:value-type="string" calcext:value-type="string">
            <text:p>https://www.mouser.sg/ProductDetail/Texas-Instruments/SN74LS368AN?qs=%2Fha2pyFadug6ZOj3cmpD6YwUi6dGmUUQRqKJDT%2FBvsw%3D</text:p>
          </table:table-cell>
          <table:table-cell/>
          <table:table-cell office:value-type="string" calcext:value-type="string">
            <text:p>Hex Buffers/Line Drivers with Inverting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95</text:p>
          </table:table-cell>
          <table:table-cell office:value-type="string" calcext:value-type="string">
            <text:p>7474</text:p>
          </table:table-cell>
          <table:table-cell table:number-columns-repeated="2"/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8</text:p>
          </table:table-cell>
          <table:table-cell office:value-type="string" calcext:value-type="string">
            <text:p>7474</text:p>
          </table:table-cell>
          <table:table-cell table:number-columns-repeated="2"/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/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8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9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6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7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0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1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2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3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4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5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8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9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2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3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6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7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3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4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5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9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0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1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2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5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6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7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8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2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3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5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6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8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9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1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2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7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8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9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0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5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6</text:p>
          </table:table-cell>
          <table:table-cell office:value-type="string" calcext:value-type="string">
            <text:p>7483</text:p>
          </table:table-cell>
          <table:table-cell table:number-columns-repeated="2"/>
          <table:table-cell office:value-type="string" calcext:value-type="string">
            <text:p>4-Bit Binary Full Adder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76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 office:value-type="string" calcext:value-type="string">
            <text:p>S$1.87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36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/>
          <table:table-cell office:value-type="string" calcext:value-type="string">
            <text:p>4-Bit Magnitude Compar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 office:value-type="string" calcext:value-type="string">
            <text:p>S$1.87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 office:value-type="string" calcext:value-type="string">
            <text:p>S$1.87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9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1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6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9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1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8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9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6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61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6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4M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S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8D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/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</text:p>
          </table:table-cell>
          <table:table-cell table:style-name="Default" office:value-type="string" calcext:value-type="string">
            <text:p>74LS00</text:p>
          </table:table-cell>
          <table:table-cell table:number-columns-repeated="2"/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0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7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4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2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M6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S7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R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S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A2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E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8B2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</text:p>
          </table:table-cell>
          <table:table-cell table:style-name="Default" office:value-type="string" calcext:value-type="string">
            <text:p>74LS21</text:p>
          </table:table-cell>
          <table:table-cell table:number-columns-repeated="2"/>
          <table:table-cell office:value-type="string" calcext:value-type="string">
            <text:p>Dual 4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D</text:p>
          </table:table-cell>
          <table:table-cell table:style-name="Default" office:value-type="string" calcext:value-type="string">
            <text:p>74LS21</text:p>
          </table:table-cell>
          <table:table-cell office:value-type="string" calcext:value-type="string">
            <text:p>https://www.mouser.sg/ProductDetail/Texas-Instruments/SN74LS21NE4?qs=sGAEpiMZZMtMa9lbYwD6ZGuuqVaqkGmOS8GB5LKZP7E%3D</text:p>
          </table:table-cell>
          <table:table-cell office:value-type="string" calcext:value-type="string">
            <text:p>S$0.62</text:p>
          </table:table-cell>
          <table:table-cell office:value-type="string" calcext:value-type="string">
            <text:p>Dual 4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F</text:p>
          </table:table-cell>
          <table:table-cell table:style-name="Default"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NE4?qs=sGAEpiMZZMs9F6aVvY09bhwfQrNqig7qIcn1fgzui%2FY%3D</text:p>
          </table:table-cell>
          <table:table-cell office:value-type="string" calcext:value-type="string">
            <text:p>S$0.89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B2</text:p>
          </table:table-cell>
          <table:table-cell table:style-name="Default"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NE4?qs=sGAEpiMZZMs9F6aVvY09bhwfQrNqig7qIcn1fgzui%2FY%3D</text:p>
          </table:table-cell>
          <table:table-cell office:value-type="string" calcext:value-type="string">
            <text:p>S$0.89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C2</text:p>
          </table:table-cell>
          <table:table-cell table:style-name="Default"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NE4?qs=sGAEpiMZZMs9F6aVvY09bhwfQrNqig7qIcn1fgzui%2FY%3D</text:p>
          </table:table-cell>
          <table:table-cell office:value-type="string" calcext:value-type="string">
            <text:p>S$0.89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A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%2Fha2pyFadugYCoHUAKZ16e6Ix0Tl4e52u5lkASBqGrE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B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%2Fha2pyFadugYCoHUAKZ16e6Ix0Tl4e52u5lkASBqGrE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C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%2Fha2pyFadugYCoHUAKZ16e6Ix0Tl4e52u5lkASBqGrE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D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%2Fha2pyFadugYCoHUAKZ16e6Ix0Tl4e52u5lkASBqGrE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3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4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8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9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4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5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5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6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3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9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5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3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4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7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9</text:p>
          </table:table-cell>
          <table:table-cell table:style-name="Default" office:value-type="string" calcext:value-type="string">
            <text:p>74LS86</text:p>
          </table:table-cell>
          <table:table-cell table:number-columns-repeated="2"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8</text:p>
          </table:table-cell>
          <table:table-cell table:style-name="Default" office:value-type="string" calcext:value-type="string">
            <text:p>74LS86</text:p>
          </table:table-cell>
          <table:table-cell table:number-columns-repeated="2"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6</text:p>
          </table:table-cell>
          <table:table-cell table:style-name="Default" office:value-type="string" calcext:value-type="string">
            <text:p>74LS86</text:p>
          </table:table-cell>
          <table:table-cell table:number-columns-repeated="2"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8</text:p>
          </table:table-cell>
          <table:table-cell table:style-name="Default" office:value-type="string" calcext:value-type="string">
            <text:p>74LS86</text:p>
          </table:table-cell>
          <table:table-cell table:number-columns-repeated="2"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37</text:p>
          </table:table-cell>
          <table:table-cell table:style-name="Default" office:value-type="string" calcext:value-type="string">
            <text:p>74LS86</text:p>
          </table:table-cell>
          <table:table-cell table:number-columns-repeated="2"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H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R7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H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P6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R7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4</text:p>
          </table:table-cell>
          <table:table-cell table:style-name="Default" office:value-type="string" calcext:value-type="string">
            <text:p>74S139</text:p>
          </table:table-cell>
          <table:table-cell table:number-columns-repeated="2"/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5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87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8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8</text:p>
          </table:table-cell>
          <table:table-cell table:style-name="Default" office:value-type="string" calcext:value-type="string">
            <text:p>74S139</text:p>
          </table:table-cell>
          <table:table-cell table:number-columns-repeated="2"/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3M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7R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5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6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7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4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5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6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7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4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5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9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0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1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2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7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3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7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8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3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4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3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4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5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6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1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4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6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7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9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5</text:p>
          </table:table-cell>
          <table:table-cell table:style-name="Default" office:value-type="string" calcext:value-type="string">
            <text:p>74S374</text:p>
          </table:table-cell>
          <table:table-cell table:number-columns-repeated="2"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8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ROWCOL1</text:p>
          </table:table-cell>
          <table:table-cell table:style-name="Default" office:value-type="string" calcext:value-type="string">
            <text:p>CONN-DIL20</text:p>
          </table:table-cell>
          <table:table-cell office:value-type="string" calcext:value-type="string">
            <text:p>https://www.mouser.sg/ProductDetail/3M-Electronic-Solutions-Division/929850-01-20-10?qs=sGAEpiMZZMs%252BGHln7q6pmwu5ra4CY41iGmTOHot%252BMls%3D</text:p>
          </table:table-cell>
          <table:table-cell office:value-type="string" calcext:value-type="string">
            <text:p>S$4.48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1</text:p>
          </table:table-cell>
          <table:table-cell table:style-name="Default" office:value-type="string" calcext:value-type="string">
            <text:p>CONN-DIL20</text:p>
          </table:table-cell>
          <table:table-cell table:number-columns-repeated="2"/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A1</text:p>
          </table:table-cell>
          <table:table-cell table:style-name="Default" office:value-type="string" calcext:value-type="string">
            <text:p>CONN-DIL34</text:p>
          </table:table-cell>
          <table:table-cell office:value-type="string" calcext:value-type="string">
            <text:p>https://www.mouser.sg/ProductDetail/3M-Electronic-Solutions-Division/929852-01-17-30?qs=sGAEpiMZZMs%252BGHln7q6pm0R%252BIqgWC%252BQxCIlq0Hg83cE%3D</text:p>
          </table:table-cell>
          <table:table-cell office:value-type="string" calcext:value-type="string">
            <text:p>S$4.54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3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B1</text:p>
          </table:table-cell>
          <table:table-cell table:style-name="Default" office:value-type="string" calcext:value-type="string">
            <text:p>CONN-DIL8</text:p>
          </table:table-cell>
          <table:table-cell office:value-type="string" calcext:value-type="string">
            <text:p>https://www.mouser.sg/ProductDetail/Mill-Max/803-47-008-10-001000?qs=sGAEpiMZZMvlX3nhDDO4AEvDUxDP%2FxEU0g06CSv%2FFqg%3D</text:p>
          </table:table-cell>
          <table:table-cell office:value-type="string" calcext:value-type="string">
            <text:p>S$8.11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VID1</text:p>
          </table:table-cell>
          <table:table-cell table:style-name="Default" office:value-type="string" calcext:value-type="string">
            <text:p>CONN-DIL8</text:p>
          </table:table-cell>
          <table:table-cell office:value-type="string" calcext:value-type="string">
            <text:p>https://www.mouser.sg/ProductDetail/Mill-Max/803-47-008-10-001000?qs=sGAEpiMZZMvlX3nhDDO4AEvDUxDP%2FxEU0g06CSv%2FFqg%3D</text:p>
          </table:table-cell>
          <table:table-cell office:value-type="string" calcext:value-type="string">
            <text:p>S$2.53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DIL8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1</text:p>
          </table:table-cell>
          <table:table-cell table:style-name="Default" office:value-type="string" calcext:value-type="string">
            <text:p>CONN-SIL2</text:p>
          </table:table-cell>
          <table:table-cell table:number-columns-repeated="2"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2</text:p>
          </table:table-cell>
          <table:table-cell table:style-name="Default" office:value-type="string" calcext:value-type="string">
            <text:p>CONN-SIL2</text:p>
          </table:table-cell>
          <table:table-cell table:number-columns-repeated="2"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4</text:p>
          </table:table-cell>
          <table:table-cell table:style-name="Default" office:value-type="string" calcext:value-type="string">
            <text:p>CONN-SIL2</text:p>
          </table:table-cell>
          <table:table-cell table:number-columns-repeated="2"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5</text:p>
          </table:table-cell>
          <table:table-cell table:style-name="Default" office:value-type="string" calcext:value-type="string">
            <text:p>CONN-SIL2</text:p>
          </table:table-cell>
          <table:table-cell table:number-columns-repeated="2"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C1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3M-Electronic-Solutions-Division/929850-01-02-10?qs=sGAEpiMZZMs%252BGHln7q6pm6DQXoV0bF8fKj%2FScW6NT6k%3D</text:p>
          </table:table-cell>
          <table:table-cell office:value-type="string" calcext:value-type="string">
            <text:p>S$1.28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INRAMSEL1</text:p>
          </table:table-cell>
          <table:table-cell table:style-name="Default" office:value-type="string" calcext:value-type="string">
            <text:p>CONN-SIL8</text:p>
          </table:table-cell>
          <table:table-cell table:number-columns-repeated="2"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SIL8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X2</text:p>
          </table:table-cell>
          <table:table-cell table:style-name="Default" office:value-type="string" calcext:value-type="string">
            <text:p>CRYSTAL</text:p>
          </table:table-cell>
          <table:table-cell office:value-type="string" calcext:value-type="string">
            <text:p>https://www.mouser.sg/ProductDetail/ECS/ECS-121-S-4X?qs=sGAEpiMZZMsBj6bBr9Q9aQVbz5FLOGxj6PWo6GSXrZU%3D</text:p>
          </table:table-cell>
          <table:table-cell office:value-type="string" calcext:value-type="string">
            <text:p>S$1.04</text:p>
          </table:table-cell>
          <table:table-cell office:value-type="string" calcext:value-type="string">
            <text:p>Quartz crysta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XTAL18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JP1</text:p>
          </table:table-cell>
          <table:table-cell table:style-name="Default" office:value-type="string" calcext:value-type="string">
            <text:p>JUMPER</text:p>
          </table:table-cell>
          <table:table-cell table:number-columns-repeated="2"/>
          <table:table-cell office:value-type="string" calcext:value-type="string">
            <text:p>Animated Jump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1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2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3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4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5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6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1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2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3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4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5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6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3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4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8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9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0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1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4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5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6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7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8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9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0</text:p>
          </table:table-cell>
          <table:table-cell table:style-name="Default" office:value-type="string" calcext:value-type="string">
            <text:p>PULLUP</text:p>
          </table:table-cell>
          <table:table-cell table:number-columns-repeated="2"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LAYER1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LAYER2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LAYER3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LAYER4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1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2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3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4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5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2</text:p>
          </table:table-cell>
          <table:table-cell table:style-name="Default" office:value-type="string" calcext:value-type="string">
            <text:p>VSMDIGITALDATA</text:p>
          </table:table-cell>
          <table:table-cell table:number-columns-repeated="2"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3</text:p>
          </table:table-cell>
          <table:table-cell table:style-name="Default" office:value-type="string" calcext:value-type="string">
            <text:p>VSMDIGITALDATA</text:p>
          </table:table-cell>
          <table:table-cell table:number-columns-repeated="2"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4</text:p>
          </table:table-cell>
          <table:table-cell table:style-name="Default" office:value-type="string" calcext:value-type="string">
            <text:p>VSMDIGITALDATA</text:p>
          </table:table-cell>
          <table:table-cell table:number-columns-repeated="2"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5</text:p>
          </table:table-cell>
          <table:table-cell table:style-name="Default" office:value-type="string" calcext:value-type="string">
            <text:p>VSMDIGITALDATA</text:p>
          </table:table-cell>
          <table:table-cell table:number-columns-repeated="2"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1</text:p>
          </table:table-cell>
          <table:table-cell table:style-name="Default" office:value-type="string" calcext:value-type="string">
            <text:p>VSMDIGITALDISPLAY</text:p>
          </table:table-cell>
          <table:table-cell table:number-columns-repeated="2"/>
          <table:table-cell office:value-type="string" calcext:value-type="string">
            <text:p>CRT Display with frequency detection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</table:table>
      <table:named-expressions/>
      <table:database-ranges>
        <table:database-range table:name="__Anonymous_Sheet_DB__0" table:target-range-address="'Bill Of Materials Bomb Jack - Video - Routed'.A1:'Bill Of Materials Bomb Jack - Video - Routed'.J523" table:display-filter-buttons="true">
          <table:filter>
            <table:filter-and>
              <table:filter-condition table:field-number="6" table:value="Video" table:operator="=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6T11:03:19.199000000</dc:date>
    <meta:editing-duration>PT4M46S</meta:editing-duration>
    <meta:editing-cycles>2</meta:editing-cycles>
    <meta:generator>LibreOffice/6.0.4.2$Windows_X86_64 LibreOffice_project/9b0d9b32d5dcda91d2f1a96dc04c645c450872bf</meta:generator>
    <meta:document-statistic meta:table-count="1" meta:cell-count="4239" meta:object-count="0"/>
  </office:meta>
</office:document-meta>
</file>